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 pierwszy rzut oka Cadance wydaje się być jedną z ostatnich postaci, które moglibyśmy posądzić o chęć korzystania z czarnej magii. Księżniczka, szczęśliwa mężatka i matka, opiekunka miłości – tym bardziej jednak fascynuje pomysł Silvermyra, który postanowił zapoznać ją z arkanami mrocznych sztuk tajemnych.</text:p>
      <text:p text:style-name="P2"/>
      <text:p text:style-name="P2">Oś fabuły jest dość prosta – ot, Cadance się boi. Niczym Anakin Skywalker z „Gwiezdnych Wojen” (ale bądźmy szczerzy, zachowujący się bardziej po męsku, i bez tekstów o piasku) obawia się o los swojego partnera – jako alicorn jest bowiem nieśmiertelna, w przeciwieństwie do Shininga. Gdy ten, w wyniku walki z potworem, który nawiedził Kryształowe Imperium, trafia do szpitala, księżniczka zaczyna myśleć coraz więcej o tym, co zrobić, by jak najbardziej wydłużyć ich wspólny czas na tym padole łez. Gdy zawodzą tradycyjne środki, zawsze jednak pozostają nieco bardziej… radykalne – a tak się składa, że w lochach Imperium znajduje się niejaki król Sombra…</text:p>
      <text:p text:style-name="P2"/>
      <text:p text:style-name="P2">Opowiadanie jest dość krótkie – zaledwie piętnaście tysięcy słów. Czyta się je szybko i bez zastojów, pozbawione jest wątków pobocznych i w całości skupia się na wątku Cadance. Wychodzi mu to na dobre – autor umiejętnie wplata w tekst aluzje i szczegóły, których używa w dalszej części. Dość powiedzieć, że wszystko tu ma sens, a przy odpowiednio uważnym czytaniu możemy się nawet domyślić jaki los spotka Cadance. Szczególnie ciekawe są reguły magii, jakie kreśli autor – zarówno tej zwykłej, jak i mrocznej.</text:p>
      <text:p text:style-name="P2"/>
      <text:p text:style-name="P2">Autor nie wynajduje koła od nowa – opiera się bądź to na kreacjach postaci żywcem wyjętych z serialu lub na dość uproszczonych motywach. Nie znajdziemy tu żadnych innowacji odnośnie bohaterów – Shining, Cadance i Sombra są tylko, albo aż, porządną, rzemieślniczą robotą. Nie czuć by zachowywali się wbrew zarysowanym w serialu charakterom, mroczny król jest odpowiednio tajemniczy i złowrogi… Przy tak interesującym pomyśle o jaki oparto opowiadanie – księżniczce miłości zmagającą się z perspektywą śmierci kuca, którego kocha najbardziej na świecie – bardzo ważne jest, by postacie zachowywały się w sposób wiarygodny.</text:p>
      <text:p text:style-name="P2"/>
      <text:p text:style-name="P2">Podsumowując, „Toxic love” to przyjemne czytadełko dla każdego fana Cadance z rodzinką lub Sombry, poruszające kilka poważnych tematów i aż proszące się o kontynuację. Niestety, na razie na takową się nie zapowiada – a szkoda, bo praktycznie każdy wątek mógłby zostać pociągnięty dalej. Cadance, Sombra, Kryształowe Imperium… to mógłby być wstęp do naprawdę interesującej, dłuższej powieści. Na razie jednak trzeba się zadowolić tym, co mamy.</text:p>
      <text:p text:style-name="P1"/>
      <text:p text:style-name="P1"><text:a xlink:type="simple" xlink:href="https://www.fimfiction.net/story/408644/toxic-love" text:style-name="Internet_20_link" text:visited-style-name="Visited_20_Internet_20_Link"><text:span text:style-name="T1">https://www.fimfiction.net/story/408644/toxic-love</text:span></text:a> </text:p>
      <text:p text:style-name="P1"/>
      <text:p text:style-name="P1">350-390</text:p>
      <text:p text:style-name="P1"/>
      <text:p text:style-name="P1"/>
      <text:p text:style-name="P1"><text:a xlink:type="simple" xlink:href="https://derpibooru.org/230681?q=sombra%2C+eyes" text:style-name="Internet_20_link" text:visited-style-name="Visited_20_Internet_20_Link"><text:span text:style-name="T1">https://derpibooru.org/230681?q=sombra%2C+eyes</text:span></text:a> – na top</text:p>
      <text:p text:style-name="P1"/>
      <text:p text:style-name="P1"><text:a xlink:type="simple" xlink:href="https://derpibooru.org/889536?q=cadance%2C+dark+magic" text:style-name="Internet_20_link" text:visited-style-name="Visited_20_Internet_20_Link"><text:span text:style-name="T1">https://derpibooru.org/889536?q=cadance%2C+dark+magic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7-04T20:28:18.692000000</dc:date>
    <meta:editing-duration>PT5M55S</meta:editing-duration>
    <meta:editing-cycles>1</meta:editing-cycles>
    <meta:document-statistic meta:table-count="0" meta:image-count="0" meta:object-count="0" meta:page-count="1" meta:paragraph-count="9" meta:word-count="380" meta:character-count="2702" meta:non-whitespace-character-count="2316"/>
  </office:meta>
</office:document-meta>
</file>